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CA092063AC6080DE92.png" manifest:media-type="image/png"/>
  <manifest:file-entry manifest:full-path="Pictures/1000000000000810000004A1B0C4AFDC7119E2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68253" draw:textarea-horizontal-align="justify" draw:textarea-vertical-align="middle" draw:auto-grow-height="false" fo:min-height="2.417cm" fo:min-width="6.739cm" draw:shadow="hidden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3.179cm" fo:min-width="0cm" draw:shadow="hidden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.22cm" draw:shadow="hidden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131cm" fo:min-width="0.516cm" draw:shadow="hidden"/>
    </style:style>
    <style:style style:name="gr5" style:family="graphic" style:parent-style-name="standard">
      <style:graphic-properties draw:stroke="none" svg:stroke-color="#000000" draw:fill="none" draw:fill-color="#ffffff" fo:min-height="1.401cm" draw:shadow="hidden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solid" draw:fill-color="#dddddd" draw:textarea-vertical-align="middle" draw:shadow="hidden"/>
    </style:style>
    <style:style style:name="gr8" style:family="graphic" style:parent-style-name="standard">
      <style:graphic-properties draw:stroke="none" svg:stroke-color="#000000" draw:fill="none" draw:fill-color="#ffffff" fo:min-height="0.766cm" draw:shadow="hidden"/>
      <style:paragraph-properties style:writing-mode="lr-tb"/>
    </style:style>
    <style:style style:name="gr9" style:family="graphic" style:parent-style-name="objectwithoutfill">
      <style:graphic-properties svg:stroke-color="#000000" draw:fill="solid" draw:fill-color="#dddddd" draw:textarea-vertical-align="middle" draw:shadow="hidden"/>
    </style:style>
    <style:style style:name="gr10" style:family="graphic" style:parent-style-name="objectwithoutfill">
      <style:graphic-properties svg:stroke-color="#00a933" draw:fill="solid" draw:fill-color="#dddddd" draw:textarea-vertical-align="middle" draw:shadow="hidden"/>
    </style:style>
    <style:style style:name="gr11" style:family="graphic" style:parent-style-name="objectwithoutfill">
      <style:graphic-properties svg:stroke-color="#2a6099" draw:fill="solid" draw:fill-color="#dddddd" draw:textarea-vertical-align="middle" draw:shadow="hidden"/>
    </style:style>
    <style:style style:name="gr12" style:family="graphic" style:parent-style-name="objectwithoutfill">
      <style:graphic-properties svg:stroke-color="#acb20c" draw:fill="solid" draw:fill-color="#dddddd" draw:textarea-vertical-align="middle" draw:shadow="hidden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02cm" fo:min-width="3.564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131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258cm" draw:shadow="hidden"/>
      <style:paragraph-properties style:writing-mode="lr-tb"/>
    </style:style>
    <style:style style:name="gr16" style:family="graphic" style:parent-style-name="objectwithoutfill">
      <style:graphic-properties svg:stroke-color="#ff0000" draw:fill="solid" draw:fill-color="#dddddd" draw:textarea-vertical-align="middle" draw:shadow="hidden"/>
    </style:style>
    <style:style style:name="P1" style:family="paragraph">
      <loext:graphic-properties draw:fill-color="#168253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dddddd"/>
      <style:paragraph-properties fo:text-align="center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2.667cm" svg:x="3.429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3.429cm" svg:x="9.52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3.429cm" svg:x="4.064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016cm" svg:height="0.254cm" svg:x="3.783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16cm" svg:height="0.254cm" svg:x="9.184cm" svg:y="5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16cm" svg:height="0.254cm" svg:x="9.184cm" svg:y="9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16cm" svg:height="0.155cm" svg:x="3.784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16cm" svg:height="0.381cm" svg:x="4.045cm" svg:y="7.2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16cm" svg:height="0.381cm" svg:x="8.945cm" svg:y="7.23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208cm" svg:height="1.673cm" svg:x="7.747cm" svg:y="0.994cm">
          <draw:text-box>
            <text:p text:style-name="P5">4X4 RC Car </text:p>
            <text:p text:style-name="P5"/>
          </draw:text-box>
        </draw:frame>
        <draw:frame draw:style-name="gr6" draw:text-style-name="P5" draw:layer="layout" svg:width="16.002cm" svg:height="9.187cm" svg:x="1.905cm" svg:y="11.387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6" draw:text-style-name="P5" draw:layer="layout" svg:width="9.525cm" svg:height="6.599cm" svg:x="14.478cm" svg:y="3.688cm">
          <draw:image xlink:href="Pictures/1000000000000295000001CA092063AC6080DE92.png" xlink:type="simple" xlink:show="embed" xlink:actuate="onLoad" loext:mime-type="image/png">
            <text:p/>
          </draw:image>
        </draw:frame>
        <draw:line draw:style-name="gr7" draw:text-style-name="P7" draw:layer="layout" svg:x1="16.383cm" svg:y1="6.096cm" svg:x2="16.383cm" svg:y2="7.239cm">
          <text:p/>
        </draw:line>
        <draw:line draw:style-name="gr7" draw:text-style-name="P7" draw:layer="layout" svg:x1="16.383cm" svg:y1="7.239cm" svg:x2="9.525cm" svg:y2="7.366cm">
          <text:p/>
        </draw:line>
        <draw:line draw:style-name="gr7" draw:text-style-name="P7" draw:layer="layout" svg:x1="16.383cm" svg:y1="6.096cm" svg:x2="16.383cm" svg:y2="4.953cm">
          <text:p/>
        </draw:line>
        <draw:line draw:style-name="gr7" draw:text-style-name="P7" draw:layer="layout" svg:x1="16.383cm" svg:y1="5.08cm" svg:x2="4.318cm" svg:y2="7.493cm">
          <text:p/>
        </draw:line>
        <draw:frame draw:style-name="gr8" draw:text-style-name="P9" draw:layer="layout" svg:width="2.54cm" svg:height="1.016cm" svg:x="3.429cm" svg:y="6.604cm">
          <draw:text-box>
            <text:p text:style-name="P8"><text:span text:style-name="T1">Motor 1</text:span></text:p>
          </draw:text-box>
        </draw:frame>
        <draw:frame draw:style-name="gr8" draw:text-style-name="P9" draw:layer="layout" svg:width="2.54cm" svg:height="1.016cm" svg:x="8.529cm" svg:y="6.604cm">
          <draw:text-box>
            <text:p text:style-name="P8"><text:span text:style-name="T1">Motor 2</text:span></text:p>
          </draw:text-box>
        </draw:frame>
        <draw:line draw:style-name="gr9" draw:text-style-name="P7" draw:layer="layout" svg:x1="14.986cm" svg:y1="13.389cm" svg:x2="18.415cm" svg:y2="13.389cm">
          <text:p/>
        </draw:line>
        <draw:line draw:style-name="gr9" draw:text-style-name="P7" draw:layer="layout" svg:x1="18.415cm" svg:y1="13.462cm" svg:x2="18.542cm" svg:y2="6.985cm">
          <text:p/>
        </draw:line>
        <draw:line draw:style-name="gr10" draw:text-style-name="P7" draw:layer="layout" svg:x1="15.113cm" svg:y1="16.129cm" svg:x2="19.558cm" svg:y2="16.129cm">
          <text:p/>
        </draw:line>
        <draw:line draw:style-name="gr11" draw:text-style-name="P7" draw:layer="layout" svg:x1="15.113cm" svg:y1="15.494cm" svg:x2="20.066cm" svg:y2="15.494cm">
          <text:p/>
        </draw:line>
        <draw:line draw:style-name="gr7" draw:text-style-name="P7" draw:layer="layout" svg:x1="20.066cm" svg:y1="15.621cm" svg:x2="19.812cm" svg:y2="7.112cm">
          <text:p/>
        </draw:line>
        <draw:line draw:style-name="gr10" draw:text-style-name="P7" draw:layer="layout" svg:x1="19.558cm" svg:y1="16.129cm" svg:x2="19.431cm" svg:y2="6.985cm">
          <text:p/>
        </draw:line>
        <draw:line draw:style-name="gr12" draw:text-style-name="P7" draw:layer="layout" svg:x1="15.113cm" svg:y1="15.113cm" svg:x2="19.812cm" svg:y2="15.113cm">
          <text:p/>
        </draw:line>
        <draw:line draw:style-name="gr12" draw:text-style-name="P7" draw:layer="layout" svg:x1="19.812cm" svg:y1="15.113cm" svg:x2="19.558cm" svg:y2="6.985cm">
          <text:p/>
        </draw:line>
        <draw:custom-shape draw:style-name="gr13" draw:text-style-name="P4" draw:layer="layout" svg:width="4.064cm" svg:height="1.27cm" svg:x="21.463cm" svg:y="1.397cm">
          <text:p text:style-name="P5">Battery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0.762cm" svg:height="0.962cm" svg:x="22.352cm" svg:y="2.413cm">
          <draw:text-box>
            <text:p>+</text:p>
          </draw:text-box>
        </draw:frame>
        <draw:frame draw:style-name="gr15" draw:text-style-name="P6" draw:layer="layout" svg:width="1.016cm" svg:height="0.962cm" svg:x="23.876cm" svg:y="2.032cm">
          <draw:text-box>
            <text:p>_</text:p>
          </draw:text-box>
        </draw:frame>
        <draw:line draw:style-name="gr9" draw:text-style-name="P7" draw:layer="layout" svg:x1="24.384cm" svg:y1="2.921cm" svg:x2="18.542cm" svg:y2="7.112cm">
          <text:p/>
        </draw:line>
        <draw:line draw:style-name="gr16" draw:text-style-name="P7" draw:layer="layout" svg:x1="22.733cm" svg:y1="2.921cm" svg:x2="18.034cm" svg:y2="7.1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7:26:42.828689436</meta:creation-date>
    <dc:date>2020-11-01T17:47:47.091661830</dc:date>
    <meta:editing-duration>PT41S</meta:editing-duration>
    <meta:editing-cycles>1</meta:editing-cycles>
    <meta:document-statistic meta:object-count="31"/>
    <meta:generator>LibreOffice/6.4.6.2$Linux_X86_64 LibreOffice_project/40$Build-2</meta:generator>
  </office:meta>
</office:document-meta>
</file>